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roid Naskh Shift Alt" svg:font-family="'Droid Naskh Shift Al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64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2.2193in"/>
    </style:style>
    <style:style style:name="co5" style:family="table-column">
      <style:table-column-properties fo:break-before="auto" style:column-width="4.9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29"/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mmou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spberry Pi 16 GB</text:p>
          </table:table-cell>
          <table:table-cell table:style-name="ce1" office:value-type="currency" office:currency="EUR" office:value="123" calcext:value-type="currency">
            <text:p>123.00 EUR</text:p>
          </table:table-cell>
          <table:table-cell table:style-name="ce1" table:formula="of:=[.A3]*[.C3]" office:value-type="currency" office:currency="EUR" office:value="2706" calcext:value-type="currency">
            <text:p>2,706.00 EUR</text:p>
          </table:table-cell>
          <table:table-cell table:style-name="ce3" office:value-type="string" calcext:value-type="string">
            <text:p><text:a xlink:href="https://www.digikey.no/en/products/detail/raspberry-pi/SC1113/25862713" xlink:type="simple">https://www.digikey.no/en/products/detail/raspberry-pi/SC1113/25862713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spberry Pi PoE Hat</text:p>
          </table:table-cell>
          <table:table-cell table:style-name="ce1" office:value-type="currency" office:currency="EUR" office:value="30" calcext:value-type="currency">
            <text:p>30.00 EUR</text:p>
          </table:table-cell>
          <table:table-cell table:style-name="ce1" table:formula="of:=[.A4]*[.C4]" office:value-type="currency" office:currency="EUR" office:value="750" calcext:value-type="currency">
            <text:p>750.00 EUR</text:p>
          </table:table-cell>
          <table:table-cell office:value-type="string" calcext:value-type="string">
            <text:p><text:a xlink:href="https://github.com/Slenderman00/poe4pi-5" xlink:type="simple">https://github.com/Slenderman00/poe4pi-5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W-Pro-Max-24-PoE (400W)</text:p>
          </table:table-cell>
          <table:table-cell table:style-name="ce1" office:value-type="currency" office:currency="EUR" office:value="739" calcext:value-type="currency">
            <text:p>739.00 EUR</text:p>
          </table:table-cell>
          <table:table-cell table:style-name="ce1" table:formula="of:=[.A5]*[.C5]" office:value-type="currency" office:currency="EUR" office:value="739" calcext:value-type="currency">
            <text:p>739.00 EUR</text:p>
          </table:table-cell>
          <table:table-cell office:value-type="string" calcext:value-type="string">
            <text:p><text:a xlink:href="https://eu.store.ui.com/eu/en/category/all-switching/products/usw-pro-max-24-poe" xlink:type="simple">https://eu.store.ui.com/eu/en/category/all-switching/products/usw-pro-max-24-poe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SD-256GB</text:p>
          </table:table-cell>
          <table:table-cell table:style-name="ce1" office:value-type="currency" office:currency="EUR" office:value="52.8" calcext:value-type="currency">
            <text:p>52.80 EUR</text:p>
          </table:table-cell>
          <table:table-cell table:style-name="ce1" table:formula="of:=[.A6]*[.C6]" office:value-type="currency" office:currency="EUR" office:value="1320" calcext:value-type="currency">
            <text:p>1,320.00 EUR</text:p>
          </table:table-cell>
          <table:table-cell office:value-type="string" calcext:value-type="string">
            <text:p><text:a xlink:href="https://eu.store.ui.com/eu/en/category/accessories-storage/products/uacc-msd?variant=msd-128gb" xlink:type="simple">https://eu.store.ui.com/eu/en/category/accessories-storage/products/uacc-msd?variant=msd-128gb</text:a>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2" table:formula="of:=[.D3]+[.D4]+[.D5]+[.D6]" office:value-type="currency" office:currency="USD" office:value="5515" calcext:value-type="currency">
            <text:p>$5,515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roid Naskh Shift Alt" svg:font-family="'Droid Naskh Shift Al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2:39:55.272779719</meta:creation-date>
    <meta:generator>LibreOffice/25.8.4.2$Linux_X86_64 LibreOffice_project/580$Build-2</meta:generator>
    <dc:date>2026-01-16T13:20:41.117958923</dc:date>
    <meta:editing-duration>PT17M36S</meta:editing-duration>
    <meta:editing-cycles>1</meta:editing-cycles>
    <meta:document-statistic meta:table-count="1" meta:cell-count="26" meta:object-count="0"/>
  </office:meta>
</office:document-meta>
</file>